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023" officeooo:paragraph-rsid="0017e023"/>
    </style:style>
    <style:style style:name="P2" style:family="paragraph" style:parent-style-name="Standard">
      <style:text-properties officeooo:rsid="0017e023" officeooo:paragraph-rsid="00191980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5">
      <style:text-properties fo:font-size="10pt" officeooo:paragraph-rsid="0017e023" style:font-size-asian="10pt" style:font-size-complex="10pt"/>
    </style:style>
    <style:style style:name="P5" style:family="paragraph" style:parent-style-name="Standard">
      <style:text-properties fo:font-size="10pt" officeooo:rsid="0017e023" officeooo:paragraph-rsid="0017e023" style:font-size-asian="10pt" style:font-size-complex="10pt"/>
    </style:style>
    <style:style style:name="P6" style:family="paragraph" style:parent-style-name="Standard">
      <style:text-properties fo:font-size="10pt" officeooo:rsid="0017e023" officeooo:paragraph-rsid="00191980" style:font-size-asian="10pt" style:font-size-complex="10pt"/>
    </style:style>
    <style:style style:name="P7" style:family="paragraph" style:parent-style-name="Standard" style:list-style-name="L7">
      <style:text-properties fo:font-size="10pt" officeooo:rsid="0017e023" officeooo:paragraph-rsid="00191980" style:font-size-asian="10pt" style:font-size-complex="10pt"/>
    </style:style>
    <style:style style:name="P8" style:family="paragraph" style:parent-style-name="Standard" style:list-style-name="L8">
      <style:text-properties fo:font-size="10pt" officeooo:rsid="0017e023" officeooo:paragraph-rsid="001ac8db" style:font-size-asian="10pt" style:font-size-complex="10pt"/>
    </style:style>
    <style:style style:name="P9" style:family="paragraph" style:parent-style-name="Standard">
      <style:text-properties fo:font-size="10pt" officeooo:rsid="0017e023" officeooo:paragraph-rsid="001c6273" style:font-size-asian="10pt" style:font-size-complex="10pt"/>
    </style:style>
    <style:style style:name="P10" style:family="paragraph" style:parent-style-name="Standard" style:list-style-name="L6">
      <style:text-properties fo:font-size="10pt" officeooo:paragraph-rsid="00191980" style:font-size-asian="10pt" style:font-size-complex="10pt"/>
    </style:style>
    <style:style style:name="P11" style:family="paragraph" style:parent-style-name="Standard" style:list-style-name="L7">
      <style:text-properties fo:font-size="10pt" officeooo:paragraph-rsid="00191980" style:font-size-asian="10pt" style:font-size-complex="10pt"/>
    </style:style>
    <style:style style:name="P12" style:family="paragraph" style:parent-style-name="Standard">
      <style:text-properties fo:font-size="10pt" officeooo:paragraph-rsid="00191980" style:font-size-asian="10pt" style:font-size-complex="10pt"/>
    </style:style>
    <style:style style:name="P13" style:family="paragraph" style:parent-style-name="Standard">
      <style:text-properties fo:font-size="10pt" officeooo:rsid="001ac8db" officeooo:paragraph-rsid="001ac8db" style:font-size-asian="10pt" style:font-size-complex="10pt"/>
    </style:style>
    <style:style style:name="P14" style:family="paragraph" style:parent-style-name="Standard" style:list-style-name="L8">
      <style:text-properties fo:font-size="10pt" officeooo:rsid="001b5678" officeooo:paragraph-rsid="001b5678" style:font-size-asian="10pt" style:font-size-complex="10pt"/>
    </style:style>
    <style:style style:name="P15" style:family="paragraph" style:parent-style-name="Standard">
      <style:text-properties fo:font-size="10pt" officeooo:paragraph-rsid="001c6273" style:font-size-asian="10pt" style:font-size-complex="10pt"/>
    </style:style>
    <style:style style:name="P16" style:family="paragraph" style:parent-style-name="Standard" style:list-style-name="L9">
      <style:text-properties fo:font-size="10pt" officeooo:paragraph-rsid="001c6273" style:font-size-asian="10pt" style:font-size-complex="10pt"/>
    </style:style>
    <style:style style:name="P17" style:family="paragraph" style:parent-style-name="Standard" style:list-style-name="L9">
      <style:text-properties fo:font-size="10pt" officeooo:paragraph-rsid="001d71ec" style:font-size-asian="10pt" style:font-size-complex="10pt"/>
    </style:style>
    <style:style style:name="P18" style:family="paragraph" style:parent-style-name="Standard" style:list-style-name="L9">
      <style:text-properties fo:font-size="10pt" officeooo:paragraph-rsid="001f99ca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officeooo:rsid="0017e023"/>
    </style:style>
    <style:style style:name="T2" style:family="text">
      <style:text-properties officeooo:rsid="00191980"/>
    </style:style>
    <style:style style:name="T3" style:family="text">
      <style:text-properties officeooo:rsid="001d71e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9" draw:style-name="gr3"><draw:line draw:style-name="gr4" draw:text-style-name="P19" svg:x1="1.7681in" svg:y1="2.3528in" svg:x2="2.539in" svg:y2="2.3528in"><text:p/></draw:line><draw:line draw:style-name="gr4" draw:text-style-name="P19" svg:x1="2.3638in" svg:y1="2.3528in" svg:x2="2.539in" svg:y2="2.2071in"><text:p/></draw:line><draw:line draw:style-name="gr4" draw:text-style-name="P19" svg:x1="2.3638in" svg:y1="2.3528in" svg:x2="2.539in" svg:y2="2.4984in"><text:p/></draw:line><draw:line draw:style-name="gr4" draw:text-style-name="P19" svg:x1="1.8988in" svg:y1="2.4425in" svg:x2="1.8996in" svg:y2="2.2642in"><text:p/></draw:line></draw:g><draw:g text:anchor-type="paragraph" draw:z-index="8" draw:style-name="gr3"><draw:line draw:style-name="gr4" draw:text-style-name="P19" svg:x1="4.1827in" svg:y1="2.3528in" svg:x2="4.9535in" svg:y2="2.3528in"><text:p/></draw:line><draw:line draw:style-name="gr4" draw:text-style-name="P19" svg:x1="4.7783in" svg:y1="2.3528in" svg:x2="4.9535in" svg:y2="2.2071in"><text:p/></draw:line><draw:line draw:style-name="gr4" draw:text-style-name="P19" svg:x1="4.7783in" svg:y1="2.3528in" svg:x2="4.9535in" svg:y2="2.4984in"><text:p/></draw:line><draw:line draw:style-name="gr4" draw:text-style-name="P19" svg:x1="4.3295in" svg:y1="2.4425in" svg:x2="4.3303in" svg:y2="2.2642in"><text:p/></draw:line></draw:g><draw:line text:anchor-type="paragraph" draw:z-index="7" draw:style-name="gr2" draw:text-style-name="P19" svg:x1="5.6783in" svg:y1="1.2898in" svg:x2="5.8567in" svg:y2="1.2898in"><text:p/></draw:line><draw:line text:anchor-type="paragraph" draw:z-index="6" draw:style-name="gr2" draw:text-style-name="P19" svg:x1="5.7677in" svg:y1="1.7862in" svg:x2="5.622in" svg:y2="1.9614in"><text:p/></draw:line><draw:line text:anchor-type="paragraph" draw:z-index="5" draw:style-name="gr2" draw:text-style-name="P19" svg:x1="5.7681in" svg:y1="1.7862in" svg:x2="5.9138in" svg:y2="1.9614in"><text:p/></draw:line><draw:line text:anchor-type="paragraph" draw:z-index="4" draw:style-name="gr2" draw:text-style-name="P19" svg:x1="5.7681in" svg:y1="1.1902in" svg:x2="5.7681in" svg:y2="1.961in"><text:p/></draw:line><draw:custom-shape text:anchor-type="paragraph" draw:z-index="3" draw:style-name="gr1" svg:width="1.6461in" svg:height="0.6878in" svg:x="4.9764in" svg:y="0.5008in"><text:p text:style-name="P19">USE CAS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svg:width="1.6461in" svg:height="0.6878in" svg:x="2.539in" svg:y="1.978in"><text:p text:style-name="P19">ROL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svg:width="1.6461in" svg:height="0.6878in" svg:x="4.9555in" svg:y="1.9673in"><text:p text:style-name="P19">AUTHORIZA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style-name="gr1" svg:width="1.6461in" svg:height="0.6878in" svg:x="0.122in" svg:y="1.978in"><text:p text:style-name="P19">USER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03326279763341414" text:style-name="L5">
        <text:list-item>
          <text:p text:style-name="P4"><text:span text:style-name="T1">RN01 &gt; Não pode haver mais de uma autorização para um mesmo caso de uso em uma determinada ROLE;</text:span></text:p>
        </text:list-item>
      </text:list>
      <text:p text:style-name="P3"/>
      <text:p text:style-name="P5">Role Matricula</text:p>
      <text:list xml:id="list3382788951833742481" text:style-name="L6">
        <text:list-item>
          <text:p text:style-name="P10"><text:span text:style-name="T1">Authorization: Use Case (Matricula), add (true), edit(true), view(true), remove(true)</text:span></text:p>
        </text:list-item>
        <text:list-item>
          <text:p text:style-name="P10"><text:span text:style-name="T1">Authorization: Use Case (Aluno), add (true), edit(true), view(true), remove(true)</text:span></text:p>
        </text:list-item>
      </text:list>
      <text:p text:style-name="P12"/>
      <text:p text:style-name="P9">Role <text:span text:style-name="T3">Turma</text:span></text:p>
      <text:list xml:id="list1645953231012046618" text:style-name="L9">
        <text:list-item>
          <text:p text:style-name="P16"><text:span text:style-name="T1">Authorization: Use Case (Turmas), add (true), edit(true), view(true), remove(true)</text:span></text:p>
        </text:list-item>
        <text:list-item>
          <text:p text:style-name="P18"><text:span text:style-name="T1">Authorization: Use Case (Matrícula), add (true), edit(true), view(true), remove(true)</text:span></text:p>
        </text:list-item>
        <text:list-item>
          <text:p text:style-name="P16"><text:span text:style-name="T1">Authorization: Use Case (Aluno), add (true), edit(true), view(true), remove(true)</text:span></text:p>
        </text:list-item>
        <text:list-item>
          <text:p text:style-name="P17"><text:span text:style-name="T1">Authorization: Use Case (Documentos), add (true), edit(true), view(true), remove(true)</text:span></text:p>
        </text:list-item>
        <text:list-item>
          <text:p text:style-name="P17"><text:span text:style-name="T1">Authorization: Use Case (Tutores), add (true), edit(true), view(true), remove(true)</text:span></text:p>
        </text:list-item>
      </text:list>
      <text:p text:style-name="P15"/>
      <text:p text:style-name="P6">Role <text:span text:style-name="T2">Cadastros</text:span></text:p>
      <text:list xml:id="list8672277845747122879" text:style-name="L7">
        <text:list-item>
          <text:p text:style-name="P11"><text:span text:style-name="T1">Authorization: Use Case (Cidade), add (true), edit(true), view(true), remove(true)</text:span></text:p>
        </text:list-item>
        <text:list-item>
          <text:p text:style-name="P7">Authorization: Use Case <text:span text:style-name="T2">(Aluno)</text:span>, add <text:span text:style-name="T2">(true)</text:span>, edit<text:span text:style-name="T2">(true)</text:span>, view<text:span text:style-name="T2">(true)</text:span>, remove<text:span text:style-name="T2">(true)</text:span></text:p>
        </text:list-item>
        <text:list-item>
          <text:p text:style-name="P7">Authorization: Use Case <text:span text:style-name="T2">(Categoria Documento)</text:span>, add <text:span text:style-name="T2">(true)</text:span>, edit<text:span text:style-name="T2">(true)</text:span>, view<text:span text:style-name="T2">(true)</text:span>, remove<text:span text:style-name="T2">(true)</text:span></text:p>
        </text:list-item>
        <text:list-item>
          <text:p text:style-name="P7">Authorization: Use Case <text:span text:style-name="T2">(Categoria Colaborador)</text:span>, add <text:span text:style-name="T2">(true)</text:span>, edit<text:span text:style-name="T2">(true)</text:span>, view<text:span text:style-name="T2">(true)</text:span>, remove<text:span text:style-name="T2">(true)</text:span></text:p>
        </text:list-item>
        <text:list-item>
          <text:p text:style-name="P7">Authorization: Use Case <text:span text:style-name="T2">(Status Matrícula)</text:span>, add <text:span text:style-name="T2">(true)</text:span>, edit<text:span text:style-name="T2">(true)</text:span>, view<text:span text:style-name="T2">(true)</text:span>, remove<text:span text:style-name="T2">(true)</text:span></text:p>
        </text:list-item>
      </text:list>
      <text:p text:style-name="P6"/>
      <text:p text:style-name="P13">Role Administrador</text:p>
      <text:list xml:id="list2802607797884412166" text:style-name="L8">
        <text:list-item>
          <text:p text:style-name="P14">Acesso total a todos os casos de uso;</text:p>
        </text:list-item>
      </text:list>
      <text:list xml:id="list111332289897843" text:continue-list="list8672277845747122879" text:style-name="L7">
        <text:list-header>
          <text:p text:style-name="P7"/>
        </text:list-header>
      </text:list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miniki </meta:initial-creator>
    <meta:creation-date>2014-12-06T10:48:04.692076302</meta:creation-date>
    <dc:date>2014-12-06T11:13:31.944959744</dc:date>
    <dc:creator>ruminiki </dc:creator>
    <meta:editing-duration>PT8M12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60" meta:character-count="1247" meta:non-whitespace-character-count="1119"/>
  </office:meta>
</office:document-meta>
</file>